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da647"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ff6633" draw:fill="solid" draw:fill-color="#ff66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03cm" svg:stroke-color="#7da647" draw:marker-start-width="0.503cm" draw:marker-end="" draw:marker-end-width="0.603cm" draw:fill="none" draw:fill-color="#ff6633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738cm" svg:height="8.231cm" draw:transform="skewX (-0.0848230016469244) rotate (-3.05781684949407) translate (9.249cm 11.018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414cm" svg:height="5.569cm" draw:transform="skewX (-0.0996583002888762) rotate (-0.0863937979737195) translate (2.943cm 5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3" draw:text-style-name="P1" draw:layer="layout" svg:width="1.937cm" svg:height="3.171cm" draw:transform="skewX (-1.09973196168163) rotate (0.278729081543494) translate (3.521cm 11.058cm)">
            <text:p/>
            <draw:enhanced-geometry svg:viewBox="0 0 21600 21600" draw:glue-points="?f0 0 ?f1 10800 0 21600 10800 21600 21600 21600 ?f7 10800" draw:text-areas="?f1 10800 ?f2 18000 ?f3 7200 ?f4 21600" draw:type="isosceles-triangle" draw:modifiers="2714.0432521215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109cm" svg:height="2.496cm" draw:transform="skewX (-1.10147729093362) rotate (0.159348560707082) translate (3.355cm 11.114cm)">
            <text:p/>
            <draw:enhanced-geometry svg:viewBox="0 0 21600 21600" draw:glue-points="?f0 0 ?f1 10800 0 21600 10800 21600 21600 21600 ?f7 10800" draw:text-areas="?f1 10800 ?f2 18000 ?f3 7200 ?f4 21600" draw:type="isosceles-triangle" draw:modifiers="8517.560073937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1" draw:layer="layout" svg:width="3.924cm" svg:height="4.037cm" draw:transform="skewX (0.0354301838154849) rotate (0.095120444233691) translate (6.848cm 7.511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2921.871049304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1.016cm" svg:height="0.889cm" svg:x="3.859cm" svg:y="6.0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62cm" svg:x="5.383cm" svg:y="7.0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8.112cm" svg:y="7.73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9.636cm" svg:y="8.4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cm" svg:x="8.747cm" svg:y="9.1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727cm" svg:x="6.707cm" svg:y="3.6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7.642cm" svg:y="3.4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643cm" svg:x="7.669cm" svg:y="4.54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626cm" svg:y1="3.024cm" svg:x2="7.626cm" svg:y2="1.754cm">
          <text:p/>
        </draw:line>
        <draw:custom-shape draw:style-name="gr6" draw:text-style-name="P1" draw:layer="layout" svg:width="0.508cm" svg:height="0.508cm" svg:x="6.715cm" svg:y="4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7.604cm" svg:y="5.8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Lim</meta:initial-creator>
    <meta:creation-date>2014-11-05T19:39:56.557840290</meta:creation-date>
    <dc:date>2014-11-11T13:45:25.428860250</dc:date>
    <dc:creator>Andy Lim</dc:creator>
    <meta:editing-duration>PT15M20S</meta:editing-duration>
    <meta:editing-cycles>5</meta:editing-cycles>
    <meta:generator>LibreOffice/4.2.6.3$Linux_X86_64 LibreOffice_project/420m0$Build-3</meta:generator>
    <meta:document-statistic meta:object-count="17"/>
  </office:meta>
</office:document-meta>
</file>